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375in" fo:margin-left="0.025in" table:align="left"/>
    </style:style>
    <style:style style:name="Table1.A" style:family="table-column">
      <style:table-column-properties style:column-width="3.4375in"/>
    </style:style>
    <style:style style:name="Table1.B" style:family="table-column">
      <style:table-column-properties style:column-width="3.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4" style:family="table-row">
      <style:table-row-properties style:min-row-height="0.3188in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margin-top="0in" fo:margin-bottom="0.1965in" style:contextual-spacing="false"/>
      <style:text-properties officeooo:paragraph-rsid="000cadb1"/>
    </style:style>
    <style:style style:name="P3" style:family="paragraph" style:parent-style-name="Standard">
      <style:text-properties fo:font-weight="bold" officeooo:rsid="000b25ee" officeooo:paragraph-rsid="000b25ee" style:font-weight-asian="bold" style:font-weight-complex="bold"/>
    </style:style>
    <style:style style:name="P4" style:family="paragraph" style:parent-style-name="Standard">
      <style:text-properties fo:font-weight="bold" officeooo:rsid="000cadb1" officeooo:paragraph-rsid="000cadb1" style:font-weight-asian="bold" style:font-weight-complex="bold"/>
    </style:style>
    <style:style style:name="P5" style:family="paragraph" style:parent-style-name="Standard">
      <style:text-properties fo:font-weight="bold" officeooo:rsid="000d7631" officeooo:paragraph-rsid="000d7631" style:font-weight-asian="bold" style:font-weight-complex="bold"/>
    </style:style>
    <style:style style:name="P6" style:family="paragraph" style:parent-style-name="Standard">
      <style:text-properties fo:font-weight="normal" officeooo:rsid="000b25ee" officeooo:paragraph-rsid="000b25ee" style:font-weight-asian="normal" style:font-weight-complex="normal"/>
    </style:style>
    <style:style style:name="P7" style:family="paragraph" style:parent-style-name="Standard">
      <style:text-properties fo:font-weight="normal" officeooo:rsid="000cadb1" officeooo:paragraph-rsid="000cadb1" style:font-weight-asian="normal" style:font-weight-complex="normal"/>
    </style:style>
    <style:style style:name="P8" style:family="paragraph" style:parent-style-name="Standard">
      <style:text-properties fo:font-weight="normal" officeooo:rsid="000d7631" officeooo:paragraph-rsid="000d7631" style:font-weight-asian="normal" style:font-weight-complex="normal"/>
    </style:style>
    <style:style style:name="P9" style:family="paragraph" style:parent-style-name="Standard">
      <style:text-properties fo:font-weight="normal" officeooo:rsid="000de24a" officeooo:paragraph-rsid="000de24a" style:font-weight-asian="normal" style:font-weight-complex="normal"/>
    </style:style>
    <style:style style:name="P10" style:family="paragraph" style:parent-style-name="Standard">
      <style:text-properties fo:font-weight="normal" officeooo:rsid="000e9c71" officeooo:paragraph-rsid="000e9c71" style:font-weight-asian="normal" style:font-weight-complex="normal"/>
    </style:style>
    <style:style style:name="P11" style:family="paragraph" style:parent-style-name="Table_20_Contents">
      <style:text-properties officeooo:rsid="000b25ee" officeooo:paragraph-rsid="000b25ee"/>
    </style:style>
    <style:style style:name="P12" style:family="paragraph" style:parent-style-name="Table_20_Contents">
      <style:text-properties officeooo:rsid="000b25ee" officeooo:paragraph-rsid="000cadb1"/>
    </style:style>
    <style:style style:name="P13" style:family="paragraph" style:parent-style-name="Table_20_Contents">
      <style:text-properties officeooo:rsid="000b25ee" officeooo:paragraph-rsid="000d7631"/>
    </style:style>
    <style:style style:name="P14" style:family="paragraph" style:parent-style-name="Table_20_Contents">
      <style:text-properties officeooo:rsid="000b25ee" officeooo:paragraph-rsid="000e9c71"/>
    </style:style>
    <style:style style:name="P15" style:family="paragraph" style:parent-style-name="Table_20_Contents">
      <style:text-properties officeooo:rsid="000cadb1" officeooo:paragraph-rsid="000cadb1"/>
    </style:style>
    <style:style style:name="P16" style:family="paragraph" style:parent-style-name="Table_20_Contents">
      <style:text-properties officeooo:rsid="000cadb1" officeooo:paragraph-rsid="000d7631"/>
    </style:style>
    <style:style style:name="P17" style:family="paragraph" style:parent-style-name="Table_20_Contents">
      <style:text-properties officeooo:rsid="000cadb1" officeooo:paragraph-rsid="000e9c71"/>
    </style:style>
    <style:style style:name="P18" style:family="paragraph" style:parent-style-name="Standard">
      <style:text-properties fo:font-weight="bold" officeooo:rsid="000b25ee" officeooo:paragraph-rsid="000b25ee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6pt" fo:font-weight="bold" officeooo:rsid="001359eb" officeooo:paragraph-rsid="001359eb" style:font-size-asian="14pt" style:font-weight-asian="bold" style:font-size-complex="16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2pt" fo:font-weight="bold" officeooo:rsid="001359eb" officeooo:paragraph-rsid="001359eb" style:font-size-asian="10.5pt" style:font-weight-asian="bold" style:font-size-complex="12pt" style:font-weight-complex="bold"/>
    </style:style>
    <style:style style:name="T1" style:family="text">
      <style:text-properties officeooo:rsid="000b25ee"/>
    </style:style>
    <style:style style:name="T2" style:family="text">
      <style:text-properties officeooo:rsid="000cadb1"/>
    </style:style>
    <style:style style:name="T3" style:family="text">
      <style:text-properties officeooo:rsid="000fd0fa"/>
    </style:style>
    <style:style style:name="T4" style:family="text">
      <style:text-properties officeooo:rsid="00103725"/>
    </style:style>
    <style:style style:name="T5" style:family="text">
      <style:text-properties officeooo:rsid="001359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Detection of Spam Emails: <text:s/>NLP Final Project</text:p>
      <text:p text:style-name="P20">Elias Joseph [edjoseph]</text:p>
      <text:p text:style-name="P3"/>
      <text:p text:style-name="P3">Step 1:</text:p>
      <text:p text:style-name="P6">To process my text I decided to remove all punctuation and stop words, although I ran some tests with them included. <text:s/>I did this because I didn’t think they would add much useful information, as they appear in both spam and non-spam emails with relative frequency.</text:p>
      <text:p text:style-name="P6"/>
      <text:p text:style-name="P3">Step 2:</text:p>
      <text:p text:style-name="P3"/>
      <text:p text:style-name="P6">My first attempt with a bag of words yielded pretty good results. <text:span text:style-name="T2">This was using Naive Bayes with 10-fold cross validation to ensure generalization.</text:span></text:p>
      <table:table table:name="Table1" table:style-name="Table1">
        <table:table-column table:style-name="Table1.A"/>
        <table:table-column table:style-name="Table1.B"/>
        <table:table-row table:style-name="TableLine94539309654480">
          <table:table-cell table:style-name="Table1.A1" office:value-type="string">
            <text:p text:style-name="P11">Accuracy</text:p>
          </table:table-cell>
          <table:table-cell table:style-name="Table1.B1" office:value-type="string">
            <text:p text:style-name="P1">0.9555756425994122</text:p>
          </table:table-cell>
        </table:table-row>
        <table:table-row table:style-name="TableLine94539309681296">
          <table:table-cell table:style-name="Table1.A2" office:value-type="string">
            <text:p text:style-name="P11">Precision</text:p>
          </table:table-cell>
          <table:table-cell table:style-name="Table1.B2" office:value-type="string">
            <text:p text:style-name="P1">0.8861425881526769</text:p>
          </table:table-cell>
        </table:table-row>
        <table:table-row table:style-name="TableLine94539309733216">
          <table:table-cell table:style-name="Table1.A2" office:value-type="string">
            <text:p text:style-name="P11">Recall</text:p>
          </table:table-cell>
          <table:table-cell table:style-name="Table1.B2" office:value-type="string">
            <text:p text:style-name="P1">0.9701378758722686</text:p>
          </table:table-cell>
        </table:table-row>
        <table:table-row table:style-name="TableLine94539309733872">
          <table:table-cell table:style-name="Table1.A2" office:value-type="string">
            <text:p text:style-name="P11">F-Measure</text:p>
          </table:table-cell>
          <table:table-cell table:style-name="Table1.B2" office:value-type="string">
            <text:p text:style-name="P2">0.9261132644945231</text:p>
          </table:table-cell>
        </table:table-row>
      </table:table>
      <text:p text:style-name="P6"/>
      <text:p text:style-name="P4">Step 3:</text:p>
      <text:p text:style-name="P4"/>
      <text:p text:style-name="P7">For some basic experiments, I tried running the classifier on word counts as opposed to weather the word was present, and also tried adding in the stop words and punctuation.</text:p>
      <text:p text:style-name="P7"/>
      <text:p text:style-name="P4">Word Counts:</text:p>
      <table:table table:name="Table2" table:style-name="Table2">
        <table:table-column table:style-name="Table2.A"/>
        <table:table-column table:style-name="Table2.B"/>
        <table:table-row table:style-name="TableLine94539309657680">
          <table:table-cell table:style-name="Table2.A1" office:value-type="string">
            <text:p text:style-name="P12">Accuracy</text:p>
          </table:table-cell>
          <table:table-cell table:style-name="Table2.B1" office:value-type="string">
            <text:p text:style-name="P1">0.9623717591042666</text:p>
          </table:table-cell>
        </table:table-row>
        <table:table-row table:style-name="TableLine94539309746672">
          <table:table-cell table:style-name="Table2.A2" office:value-type="string">
            <text:p text:style-name="P12">Precision</text:p>
          </table:table-cell>
          <table:table-cell table:style-name="Table2.B2" office:value-type="string">
            <text:p text:style-name="P1">0.9062858074387684</text:p>
          </table:table-cell>
        </table:table-row>
        <table:table-row table:style-name="TableLine94539309748240">
          <table:table-cell table:style-name="Table2.A2" office:value-type="string">
            <text:p text:style-name="P12">Recall</text:p>
          </table:table-cell>
          <table:table-cell table:style-name="Table2.B2" office:value-type="string">
            <text:p text:style-name="P1">0.9704947671681508</text:p>
          </table:table-cell>
        </table:table-row>
        <table:table-row table:style-name="TableLine94539309748896">
          <table:table-cell table:style-name="Table2.A2" office:value-type="string">
            <text:p text:style-name="P15">F-<text:span text:style-name="T1">Measure</text:span></text:p>
          </table:table-cell>
          <table:table-cell table:style-name="Table2.B2" office:value-type="string">
            <text:p text:style-name="P1">0.9369713500018868</text:p>
          </table:table-cell>
        </table:table-row>
      </table:table>
      <text:p text:style-name="P4"/>
      <text:p text:style-name="P7">Using this feature appears to improve Precision, but not Recall by a significant amount. <text:s/>The Accuracy and the F-Measure are also improved.</text:p>
      <text:p text:style-name="P7"/>
      <text:p text:style-name="P4">With Stop Words:</text:p>
      <table:table table:name="Table3" table:style-name="Table3">
        <table:table-column table:style-name="Table3.A"/>
        <table:table-column table:style-name="Table3.B"/>
        <table:table-row table:style-name="TableLine94539309738160">
          <table:table-cell table:style-name="Table3.A1" office:value-type="string">
            <text:p text:style-name="P12">Accuracy</text:p>
          </table:table-cell>
          <table:table-cell table:style-name="Table3.B1" office:value-type="string">
            <text:p text:style-name="P1">0.9538384852881003</text:p>
          </table:table-cell>
        </table:table-row>
        <table:table-row table:style-name="TableLine94539309760400">
          <table:table-cell table:style-name="Table3.A2" office:value-type="string">
            <text:p text:style-name="P12">Precision</text:p>
          </table:table-cell>
          <table:table-cell table:style-name="Table3.B2" office:value-type="string">
            <text:p text:style-name="P1">0.8834889881535677</text:p>
          </table:table-cell>
        </table:table-row>
        <table:table-row table:style-name="TableLine94539309761968">
          <table:table-cell table:style-name="Table3.A2" office:value-type="string">
            <text:p text:style-name="P12">Recall</text:p>
          </table:table-cell>
          <table:table-cell table:style-name="Table3.B2" office:value-type="string">
            <text:p text:style-name="P1">0.9675411311186833</text:p>
          </table:table-cell>
        </table:table-row>
        <text:soft-page-break/>
        <table:table-row table:style-name="Table3.4">
          <table:table-cell table:style-name="Table3.A2" office:value-type="string">
            <text:p text:style-name="P15">F-<text:span text:style-name="T1">Measure</text:span></text:p>
          </table:table-cell>
          <table:table-cell table:style-name="Table3.B2" office:value-type="string">
            <text:p text:style-name="P1">0.9233951597336914</text:p>
          </table:table-cell>
        </table:table-row>
      </table:table>
      <text:p text:style-name="P7"/>
      <text:p text:style-name="P8">Adding in stop words gives results on par with leaving them out. <text:s/>I don’t see any significant difference.</text:p>
      <text:p text:style-name="P8"/>
      <text:p text:style-name="P5">With stop words and word counts:</text:p>
      <table:table table:name="Table4" table:style-name="Table4">
        <table:table-column table:style-name="Table4.A"/>
        <table:table-column table:style-name="Table4.B"/>
        <table:table-row table:style-name="TableLine94539309752656">
          <table:table-cell table:style-name="Table4.A1" office:value-type="string">
            <text:p text:style-name="P13">Accuracy</text:p>
          </table:table-cell>
          <table:table-cell table:style-name="Table4.B1" office:value-type="string">
            <text:p text:style-name="P1">0.9602384406502251</text:p>
          </table:table-cell>
        </table:table-row>
        <table:table-row table:style-name="TableLine94539309776928">
          <table:table-cell table:style-name="Table4.A2" office:value-type="string">
            <text:p text:style-name="P13">Precision</text:p>
          </table:table-cell>
          <table:table-cell table:style-name="Table4.B2" office:value-type="string">
            <text:p text:style-name="P1">0.90740925626226</text:p>
          </table:table-cell>
        </table:table-row>
        <table:table-row table:style-name="TableLine94539309778496">
          <table:table-cell table:style-name="Table4.A2" office:value-type="string">
            <text:p text:style-name="P13">Recall</text:p>
          </table:table-cell>
          <table:table-cell table:style-name="Table4.B2" office:value-type="string">
            <text:p text:style-name="P1">0.9591899489480777</text:p>
          </table:table-cell>
        </table:table-row>
        <table:table-row table:style-name="TableLine94539309779152">
          <table:table-cell table:style-name="Table4.A2" office:value-type="string">
            <text:p text:style-name="P16">F-<text:span text:style-name="T1">Measure</text:span></text:p>
          </table:table-cell>
          <table:table-cell table:style-name="Table4.B2" office:value-type="string">
            <text:p text:style-name="P1">0.9324369935118053</text:p>
          </table:table-cell>
        </table:table-row>
      </table:table>
      <text:p text:style-name="P5"/>
      <text:p text:style-name="P8">Stop words continue to have no effect. <text:s/>Its clear that word counts yield better accuracy than Boolean values though.</text:p>
      <text:p text:style-name="P8"/>
      <text:p text:style-name="P9">Next, I noticed that many of the spam emails had a lot of unusual words, often being gibberish. <text:s/>I decided to see if the percent of words in an email not in the top 3000 would have an effect on the classification accuracy. <text:s/>Unfortunately, it had no effect on any of the accuracy statistics.</text:p>
      <text:p text:style-name="P9"/>
      <text:p text:style-name="P9">The next think I tried was to use a different model. <text:s/>I built a straight forward sequential neural net, and looked to see if I got better results.</text:p>
      <text:p text:style-name="P9"/>
      <table:table table:name="Table5" table:style-name="Table5">
        <table:table-column table:style-name="Table5.A"/>
        <table:table-column table:style-name="Table5.B"/>
        <table:table-row table:style-name="TableLine94539309768192">
          <table:table-cell table:style-name="Table5.A1" office:value-type="string">
            <text:p text:style-name="P14">Accuracy</text:p>
          </table:table-cell>
          <table:table-cell table:style-name="Table5.B1" office:value-type="string">
            <text:p text:style-name="P1">0.9903100775193798</text:p>
          </table:table-cell>
        </table:table-row>
        <table:table-row table:style-name="TableLine94539309793392">
          <table:table-cell table:style-name="Table5.A2" office:value-type="string">
            <text:p text:style-name="P14">Precision</text:p>
          </table:table-cell>
          <table:table-cell table:style-name="Table5.B2" office:value-type="string">
            <text:p text:style-name="P1">0.9868421052631579</text:p>
          </table:table-cell>
        </table:table-row>
        <table:table-row table:style-name="TableLine94539309794960">
          <table:table-cell table:style-name="Table5.A2" office:value-type="string">
            <text:p text:style-name="P14">Recall</text:p>
          </table:table-cell>
          <table:table-cell table:style-name="Table5.B2" office:value-type="string">
            <text:p text:style-name="P1">0.9803921568627451</text:p>
          </table:table-cell>
        </table:table-row>
        <table:table-row table:style-name="TableLine94539309795616">
          <table:table-cell table:style-name="Table5.A2" office:value-type="string">
            <text:p text:style-name="P17">F-<text:span text:style-name="T1">Measure</text:span></text:p>
          </table:table-cell>
          <table:table-cell table:style-name="Table5.B2" office:value-type="string">
            <text:p text:style-name="P1">0.9836065573770492</text:p>
          </table:table-cell>
        </table:table-row>
      </table:table>
      <text:p text:style-name="P9"/>
      <text:p text:style-name="P10">These results are much better. <text:s/><text:span text:style-name="T3">It has higher Precision than Recall, unlike Naive Bayes, but is also better than Naive Bayes in all the accuracy measures. <text:s/>For the Neural nets, I did not use cross validation, as they take a long time to train, but instead used Keras’s built in validation split features to avoid tuning on the test set. <text:s/></text:span><text:span text:style-name="T4">Overall, this is by far the best model I created. <text:s/></text:span><text:span text:style-name="T5">Have attached my code in both .py and .ipynb format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8T02:42:58.913298510</meta:creation-date>
    <dc:date>2021-03-28T19:21:17.976051638</dc:date>
    <meta:editing-duration>PT23M52S</meta:editing-duration>
    <meta:editing-cycles>4</meta:editing-cycles>
    <meta:generator>LibreOffice/7.0.4.2$Linux_X86_64 LibreOffice_project/00$Build-2</meta:generator>
    <meta:document-statistic meta:table-count="5" meta:image-count="0" meta:object-count="0" meta:page-count="2" meta:paragraph-count="57" meta:word-count="388" meta:character-count="2490" meta:non-whitespace-character-count="2146"/>
  </office:meta>
</office:document-meta>
</file>